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 style:font-family-generic="swiss" style:font-pitch="variable"/>
    <style:font-face style:name="Caladea" svg:font-family="Caladea" style:font-family-generic="system" style:font-pitch="variable"/>
    <style:font-face style:name="Lato" svg:font-family="Lato" style:font-family-generic="system" style:font-pitch="variable"/>
    <style:font-face style:name="Merriweather" svg:font-family="Merriweather" style:font-family-generic="system" style:font-pitch="variable"/>
    <style:font-face style:name="Open Sans" svg:font-family="'Open Sans'" style:font-family-generic="system" style:font-pitch="variable"/>
  </office:font-face-decls>
  <office:automatic-styles>
    <style:style style:name="Table1" style:family="table" style:master-page-name="MP0">
      <style:table-properties style:width="18.468cm" fo:margin-left="0cm" style:page-number="auto" table:align="left"/>
    </style:style>
    <style:style style:name="Table1.A" style:family="table-column">
      <style:table-column-properties style:column-width="12.645cm"/>
    </style:style>
    <style:style style:name="Table1.B" style:family="table-column">
      <style:table-column-properties style:column-width="5.823cm"/>
    </style:style>
    <style:style style:name="Table1.1" style:family="table-row">
      <style:table-row-properties style:min-row-height="2.884cm" style:use-optimal-row-height="false"/>
    </style:style>
    <style:style style:name="Table1.A1" style:family="table-cell">
      <style:table-cell-properties fo:padding="0.254cm" fo:border="none" style:writing-mode="lr-tb"/>
    </style:style>
    <style:style style:name="Table1.2" style:family="table-row">
      <style:table-row-properties style:min-row-height="20.743cm" style:use-optimal-row-height="false"/>
    </style:style>
    <style:style style:name="P1" style:family="paragraph" style:parent-style-name="Standard">
      <style:paragraph-properties fo:margin-top="0.212cm" fo:margin-bottom="0cm" loext:contextual-spacing="false"/>
    </style:style>
    <style:style style:name="P2" style:family="paragraph" style:parent-style-name="Standard">
      <style:paragraph-properties fo:margin-top="0.212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.212cm" fo:margin-bottom="0cm" loext:contextual-spacing="false"/>
      <style:text-properties officeooo:paragraph-rsid="000767a9"/>
    </style:style>
    <style:style style:name="P4" style:family="paragraph" style:parent-style-name="Standard">
      <style:paragraph-properties fo:margin-top="0.212cm" fo:margin-bottom="0cm" loext:contextual-spacing="false"/>
      <style:text-properties officeooo:rsid="00093dfb" officeooo:paragraph-rsid="00093dfb"/>
    </style:style>
    <style:style style:name="P5" style:family="paragraph" style:parent-style-name="Standard">
      <style:paragraph-properties fo:margin-top="0.212cm" fo:margin-bottom="0cm" loext:contextual-spacing="false"/>
      <style:text-properties officeooo:rsid="0009a685" officeooo:paragraph-rsid="0009a685"/>
    </style:style>
    <style:style style:name="P6" style:family="paragraph" style:parent-style-name="Standard">
      <style:paragraph-properties fo:margin-top="0.212cm" fo:margin-bottom="0cm" loext:contextual-spacing="false"/>
      <style:text-properties officeooo:paragraph-rsid="0016a73c"/>
    </style:style>
    <style:style style:name="P7" style:family="paragraph" style:parent-style-name="Standard">
      <style:paragraph-properties fo:margin-top="0.212cm" fo:margin-bottom="0cm" loext:contextual-spacing="false"/>
      <style:text-properties officeooo:paragraph-rsid="0016ae98"/>
    </style:style>
    <style:style style:name="P8" style:family="paragraph" style:parent-style-name="Standard">
      <style:paragraph-properties fo:margin-top="0.212cm" fo:margin-bottom="0cm" loext:contextual-spacing="false"/>
      <style:text-properties officeooo:paragraph-rsid="001cd4c2"/>
    </style:style>
    <style:style style:name="P9" style:family="paragraph" style:parent-style-name="Standard">
      <style:paragraph-properties fo:margin-top="0.212cm" fo:margin-bottom="0cm" loext:contextual-spacing="false"/>
      <style:text-properties officeooo:paragraph-rsid="001f1631"/>
    </style:style>
    <style:style style:name="P10" style:family="paragraph" style:parent-style-name="Standard">
      <style:paragraph-properties fo:margin-top="0.212cm" fo:margin-bottom="0cm" loext:contextual-spacing="false"/>
      <style:text-properties officeooo:rsid="000a9c4b" officeooo:paragraph-rsid="000a9c4b"/>
    </style:style>
    <style:style style:name="P11" style:family="paragraph" style:parent-style-name="Standard">
      <style:paragraph-properties fo:line-height="115%"/>
      <style:text-properties fo:color="#000000" style:font-name="Open Sans" style:font-name-asian="Open Sans" style:font-name-complex="Open Sans"/>
    </style:style>
    <style:style style:name="P12" style:family="paragraph" style:parent-style-name="Standard">
      <style:paragraph-properties fo:line-height="115%"/>
      <style:text-properties fo:color="#000000" style:font-name="Open Sans" fo:font-weight="bold" style:font-name-asian="Open Sans" style:font-weight-asian="bold" style:font-name-complex="Open Sans"/>
    </style:style>
    <style:style style:name="P13" style:family="paragraph" style:parent-style-name="Standard">
      <style:paragraph-properties fo:margin-left="0cm" fo:margin-right="-0.009cm" fo:line-height="115%" fo:text-indent="0cm" style:auto-text-indent="false"/>
      <style:text-properties fo:color="#000000" style:font-name="Open Sans" style:font-name-asian="Open Sans" style:font-name-complex="Open Sans"/>
    </style:style>
    <style:style style:name="P14" style:family="paragraph" style:parent-style-name="Standard">
      <style:paragraph-properties fo:margin-left="0cm" fo:margin-right="-0.009cm" fo:margin-top="0.564cm" fo:margin-bottom="0cm" loext:contextual-spacing="false" fo:line-height="100%" fo:text-indent="0cm" style:auto-text-indent="false"/>
    </style:style>
    <style:style style:name="P15" style:family="paragraph" style:parent-style-name="Standard">
      <style:paragraph-properties fo:margin-left="0cm" fo:margin-right="-0.009cm" fo:margin-top="0.564cm" fo:margin-bottom="0cm" loext:contextual-spacing="false" fo:line-height="100%" fo:text-indent="0cm" style:auto-text-indent="false"/>
      <style:text-properties officeooo:rsid="00160d28" officeooo:paragraph-rsid="00160d28"/>
    </style:style>
    <style:style style:name="P16" style:family="paragraph" style:parent-style-name="Standard">
      <style:paragraph-properties fo:margin-left="0cm" fo:margin-right="-0.009cm" fo:margin-top="0.564cm" fo:margin-bottom="0cm" loext:contextual-spacing="false" fo:line-height="100%" fo:text-indent="0cm" style:auto-text-indent="false"/>
      <style:text-properties officeooo:rsid="000e514a" officeooo:paragraph-rsid="000e514a"/>
    </style:style>
    <style:style style:name="P17" style:family="paragraph" style:parent-style-name="Standard">
      <style:paragraph-properties fo:margin-left="0cm" fo:margin-right="-0.009cm" fo:margin-top="0.212cm" fo:margin-bottom="0cm" loext:contextual-spacing="false" fo:text-indent="0cm" style:auto-text-indent="false"/>
    </style:style>
    <style:style style:name="P18" style:family="paragraph" style:parent-style-name="Standard">
      <style:paragraph-properties fo:margin-left="0cm" fo:margin-right="0cm" fo:margin-top="0.6cm" fo:margin-bottom="0cm" loext:contextual-spacing="false" fo:text-indent="0cm" style:auto-text-indent="false"/>
    </style:style>
    <style:style style:name="P19" style:family="paragraph" style:parent-style-name="Standard">
      <style:paragraph-properties fo:margin-left="0cm" fo:margin-right="0cm" fo:margin-top="0.212cm" fo:margin-bottom="0cm" loext:contextual-spacing="false" fo:text-indent="0cm" style:auto-text-indent="false"/>
    </style:style>
    <style:style style:name="P20" style:family="paragraph" style:parent-style-name="Standard">
      <style:paragraph-properties fo:margin-top="0.3cm" fo:margin-bottom="0cm" loext:contextual-spacing="false"/>
      <style:text-properties officeooo:rsid="00060c78" officeooo:paragraph-rsid="00060c78"/>
    </style:style>
    <style:style style:name="P21" style:family="paragraph" style:parent-style-name="Title" style:master-page-name="">
      <style:paragraph-properties style:page-number="auto" fo:break-before="page"/>
      <style:text-properties style:font-name="Lato" style:font-name-asian="Lato" style:font-name-complex="Lato"/>
    </style:style>
    <style:style style:name="P22" style:family="paragraph" style:parent-style-name="Standard">
      <style:paragraph-properties fo:margin-left="0cm" fo:margin-right="-0.009cm" fo:margin-top="0.564cm" fo:margin-bottom="0cm" loext:contextual-spacing="false" fo:line-height="100%" fo:text-indent="0cm" style:auto-text-indent="false"/>
      <style:text-properties officeooo:paragraph-rsid="00255124"/>
    </style:style>
    <style:style style:name="P23" style:family="paragraph" style:parent-style-name="Heading_20_1">
      <style:paragraph-properties fo:margin-top="0.3cm" fo:margin-bottom="0cm" loext:contextual-spacing="false"/>
    </style:style>
    <style:style style:name="P24" style:family="paragraph" style:parent-style-name="Heading_20_1">
      <style:paragraph-properties fo:margin-top="0.3cm" fo:margin-bottom="0cm" loext:contextual-spacing="false"/>
      <style:text-properties officeooo:paragraph-rsid="00255124"/>
    </style:style>
    <style:style style:name="P25" style:family="paragraph" style:parent-style-name="Heading_20_1">
      <style:paragraph-properties fo:margin-left="0cm" fo:margin-right="0cm" fo:margin-top="0cm" fo:margin-bottom="0cm" loext:contextual-spacing="false" fo:text-indent="0cm" style:auto-text-indent="false"/>
    </style:style>
    <style:style style:name="P26" style:family="paragraph" style:parent-style-name="Heading_20_1">
      <style:paragraph-properties fo:margin-top="1.058cm" fo:margin-bottom="0cm" loext:contextual-spacing="false"/>
    </style:style>
    <style:style style:name="P27" style:family="paragraph" style:parent-style-name="Heading_20_2">
      <style:text-properties officeooo:paragraph-rsid="0016a73c"/>
    </style:style>
    <style:style style:name="P28" style:family="paragraph" style:parent-style-name="Heading_20_2">
      <style:text-properties officeooo:paragraph-rsid="0016ae98"/>
    </style:style>
    <style:style style:name="P29" style:family="paragraph" style:parent-style-name="Heading_20_2">
      <style:paragraph-properties fo:margin-top="0cm" fo:margin-bottom="0cm" loext:contextual-spacing="false"/>
    </style:style>
    <style:style style:name="P30" style:family="paragraph" style:parent-style-name="Heading_20_2">
      <style:paragraph-properties fo:margin-left="0cm" fo:margin-right="0cm" fo:text-indent="0cm" style:auto-text-indent="false"/>
    </style:style>
    <style:style style:name="P31" style:family="paragraph" style:parent-style-name="Heading_20_3">
      <style:paragraph-properties fo:margin-top="0.176cm" fo:margin-bottom="0.176cm" loext:contextual-spacing="false"/>
    </style:style>
    <style:style style:name="P32" style:family="paragraph" style:parent-style-name="Heading_20_3">
      <style:paragraph-properties fo:margin-top="0.176cm" fo:margin-bottom="0.176cm" loext:contextual-spacing="false"/>
      <style:text-properties officeooo:paragraph-rsid="0016a73c"/>
    </style:style>
    <style:style style:name="P33" style:family="paragraph" style:parent-style-name="Heading_20_3">
      <style:paragraph-properties fo:margin-top="0.176cm" fo:margin-bottom="0.176cm" loext:contextual-spacing="false"/>
      <style:text-properties officeooo:paragraph-rsid="0016ae98"/>
    </style:style>
    <style:style style:name="P34" style:family="paragraph" style:parent-style-name="Heading_20_3">
      <style:paragraph-properties fo:margin-top="0.176cm" fo:margin-bottom="0.176cm" loext:contextual-spacing="false"/>
      <style:text-properties officeooo:paragraph-rsid="000767a9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67a9" style:font-weight-asian="bold" style:font-weight-complex="bold"/>
    </style:style>
    <style:style style:name="T4" style:family="text">
      <style:text-properties fo:font-weight="bold" officeooo:rsid="0017d68a" style:font-weight-asian="bold" style:font-weight-complex="bold"/>
    </style:style>
    <style:style style:name="T5" style:family="text">
      <style:text-properties fo:font-weight="bold" officeooo:rsid="001f1631" style:font-weight-asian="bold" style:font-weight-complex="bold"/>
    </style:style>
    <style:style style:name="T6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font-weight="normal" style:font-weight-asian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a8de" style:font-weight-asian="normal" style:font-weight-complex="normal"/>
    </style:style>
    <style:style style:name="T10" style:family="text">
      <style:text-properties fo:font-weight="normal" officeooo:rsid="0013087a" style:font-weight-asian="normal" style:font-weight-complex="normal"/>
    </style:style>
    <style:style style:name="T11" style:family="text">
      <style:text-properties fo:font-weight="normal" officeooo:rsid="0017d68a" style:font-weight-asian="normal" style:font-weight-complex="normal"/>
    </style:style>
    <style:style style:name="T12" style:family="text">
      <style:text-properties fo:font-weight="normal" officeooo:rsid="001cd4c2" style:font-weight-asian="normal" style:font-weight-complex="normal"/>
    </style:style>
    <style:style style:name="T13" style:family="text">
      <style:text-properties fo:font-weight="normal" officeooo:rsid="001d167d" style:font-weight-asian="normal" style:font-weight-complex="normal"/>
    </style:style>
    <style:style style:name="T14" style:family="text">
      <style:text-properties fo:font-weight="normal" officeooo:rsid="001f1631" style:font-weight-asian="normal" style:font-weight-complex="normal"/>
    </style:style>
    <style:style style:name="T15" style:family="text">
      <style:text-properties fo:font-weight="normal" officeooo:rsid="001fcdfd" style:font-weight-asian="normal" style:font-weight-complex="normal"/>
    </style:style>
    <style:style style:name="T16" style:family="text">
      <style:text-properties fo:font-weight="normal" officeooo:rsid="00201415" style:font-weight-asian="normal" style:font-weight-complex="normal"/>
    </style:style>
    <style:style style:name="T17" style:family="text">
      <style:text-properties fo:font-weight="normal" officeooo:rsid="00214594" style:font-weight-asian="normal" style:font-weight-complex="normal"/>
    </style:style>
    <style:style style:name="T18" style:family="text">
      <style:text-properties fo:font-weight="normal" officeooo:rsid="000767a9" style:font-weight-asian="normal" style:font-weight-complex="normal"/>
    </style:style>
    <style:style style:name="T19" style:family="text">
      <style:text-properties fo:font-weight="normal" officeooo:rsid="002606af" style:font-weight-asian="normal" style:font-weight-complex="normal"/>
    </style:style>
    <style:style style:name="T20" style:family="text">
      <style:text-properties fo:font-weight="normal" officeooo:rsid="00261be6" style:font-weight-asian="normal" style:font-weight-complex="normal"/>
    </style:style>
    <style:style style:name="T21" style:family="text">
      <style:text-properties fo:font-style="italic" fo:font-weight="normal" style:font-style-asian="italic" style:font-weight-asian="normal"/>
    </style:style>
    <style:style style:name="T22" style:family="text">
      <style:text-properties fo:font-style="italic" fo:font-weight="normal" style:font-style-asian="italic" style:font-weight-asian="normal" style:font-style-complex="italic"/>
    </style:style>
    <style:style style:name="T23" style:family="text">
      <style:text-properties fo:font-style="italic" fo:font-weight="normal" officeooo:rsid="00116d27" style:font-style-asian="italic" style:font-weight-asian="normal" style:font-style-complex="italic"/>
    </style:style>
    <style:style style:name="T24" style:family="text">
      <style:text-properties officeooo:rsid="0005e413"/>
    </style:style>
    <style:style style:name="T25" style:family="text">
      <style:text-properties officeooo:rsid="00060c78"/>
    </style:style>
    <style:style style:name="T26" style:family="text">
      <style:text-properties officeooo:rsid="000767a9"/>
    </style:style>
    <style:style style:name="T27" style:family="text">
      <style:text-properties officeooo:rsid="00093dfb"/>
    </style:style>
    <style:style style:name="T28" style:family="text">
      <style:text-properties officeooo:rsid="0009a66f"/>
    </style:style>
    <style:style style:name="T29" style:family="text">
      <style:text-properties officeooo:rsid="000a9c4b"/>
    </style:style>
    <style:style style:name="T30" style:family="text">
      <style:text-properties officeooo:rsid="000e514a"/>
    </style:style>
    <style:style style:name="T31" style:family="text">
      <style:text-properties officeooo:rsid="000fa8de"/>
    </style:style>
    <style:style style:name="T32" style:family="text">
      <style:text-properties officeooo:rsid="00116d27"/>
    </style:style>
    <style:style style:name="T33" style:family="text">
      <style:text-properties officeooo:rsid="00160d28"/>
    </style:style>
    <style:style style:name="T34" style:family="text">
      <style:text-properties officeooo:rsid="00180335"/>
    </style:style>
    <style:style style:name="T35" style:family="text">
      <style:text-properties officeooo:rsid="0019fcc1"/>
    </style:style>
    <style:style style:name="T36" style:family="text">
      <style:text-properties officeooo:rsid="001cd4c2"/>
    </style:style>
    <style:style style:name="T37" style:family="text">
      <style:text-properties officeooo:rsid="00255124"/>
    </style:style>
    <style:style style:name="T38" style:family="text">
      <style:text-properties officeooo:rsid="002606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Mike Kasprzak</text:p>
          </table:table-cell>
          <table:table-cell table:style-name="Table1.A1" office:value-type="string">
            <text:p text:style-name="P11">801-500 Proudfoot Lane</text:p>
            <text:p text:style-name="P13">London, ON</text:p>
            <text:p text:style-name="P13">N6H 5G7</text:p>
            <text:p text:style-name="P11">Canada 🍁</text:p>
            <text:p text:style-name="P12">(519) 914-5459</text:p>
            <text:p text:style-name="P12">mikekasprzak@gmail.com</text:p>
          </table:table-cell>
        </table:table-row>
        <table:table-row table:style-name="Table1.2">
          <table:table-cell table:style-name="Table1.A1" office:value-type="string">
            <text:h text:style-name="P23" text:outline-level="1">EXPERIENCE</text:h>
            <text:p text:style-name="P20">Over 20 years as a professional software developer, <text:span text:style-name="T26">with a focus on cutting edge technologies for gaming and DevOps. I’ve been the lead architect of many game and online infrastructure projects. I ran my own company for about 10 years where I worked on award winning game titles, as well as doing a variety of consulting for other companies.</text:span></text:p>
            <text:h text:style-name="Heading_20_2" text:outline-level="2">Tiny Titan <text:span text:style-name="T24">Studios</text:span><text:span text:style-name="Default_20_Paragraph_20_Font"><text:span text:style-name="T7"> —</text:span></text:span><text:span text:style-name="Default_20_Paragraph_20_Font"><text:span text:style-name="T22"> Senior Programmer</text:span></text:span></text:h>
            <text:h text:style-name="P31" text:outline-level="3"><text:bookmark text:name="_yrodgu68j6m0"/>2018 - PRESENT</text:h>
            <text:p text:style-name="P5">Brought on to re-architect a <text:span text:style-name="T29">C#/Unity game</text:span> to support many thousands of simultaneous players online <text:span text:style-name="T29">and in real time, as well as to setup and deploy the game to many low cost servers around the world.</text:span></text:p>
            <text:p text:style-name="P10">The game was rewritten in C++ under my strict guidelines for maximum performance to run entirely on server, and the existing C# game was adapted in to a pure client. The game is supported by a fleet of nearly 40 servers running in 7 countries around the world. A dozen of those servers are backend, running a custom LEMP stack (Linux Nginx MySQL PHP), load balancers, and clustering optimized for speed with data and workload replication, redundancy, and security. The game/customer data is synchronized to a machine in the office, allowing us to run queries in real-time without negatively affecting the live game.</text:p>
            <text:h text:style-name="P27" text:outline-level="2">Itaas Inc <text:span text:style-name="Default_20_Paragraph_20_Font"><text:span text:style-name="T7">—</text:span></text:span><text:span text:style-name="Default_20_Paragraph_20_Font"><text:span text:style-name="T22"> Senior Developer, Consultant</text:span></text:span></text:h>
            <text:h text:style-name="P32" text:outline-level="3">2013</text:h>
            <text:p text:style-name="P8"><text:span text:style-name="Default_20_Paragraph_20_Font"><text:span text:style-name="T11">Contracted by Ita</text:span></text:span><text:span text:style-name="Default_20_Paragraph_20_Font"><text:span text:style-name="T12">a</text:span></text:span><text:span text:style-name="Default_20_Paragraph_20_Font"><text:span text:style-name="T11">s to work on-site at </text:span></text:span><text:span text:style-name="Default_20_Paragraph_20_Font"><text:span text:style-name="T4">Shaw Cable’s</text:span></text:span><text:span text:style-name="Default_20_Paragraph_20_Font"><text:span text:style-name="T11"> office in Calgary Alberta. With offshore teams, we developed an Android and iOS TV guide to the spec of the client using proprietary HTML5 stack. I </text:span></text:span><text:span text:style-name="Default_20_Paragraph_20_Font"><text:span text:style-name="T12">lead the development of the TV guide UX based on designs provided by Shaw’s on-site designer. It was built using standards complaint HTML, CSS, and JavaScript, running inside a proprietary web-view application developed elsewhere</text:span></text:span><text:span text:style-name="Default_20_Paragraph_20_Font"><text:span text:style-name="T11"> </text:span></text:span><text:span text:style-name="Default_20_Paragraph_20_Font"><text:span text:style-name="T12">in the company.</text:span></text:span></text:p>
            <text:p text:style-name="P8"><text:span text:style-name="Default_20_Paragraph_20_Font"><text:span text:style-name="T12">Milestones were delivered on time and to spec. </text:span></text:span><text:span text:style-name="Default_20_Paragraph_20_Font"><text:span text:style-name="T13">Customer was extremely happy</text:span></text:span><text:span text:style-name="Default_20_Paragraph_20_Font"><text:span text:style-name="T12">.</text:span></text:span></text:p>
            <text:p text:style-name="P6"><text:span text:style-name="T24">In addition, I was brought in by Itaas as a consultant to provide </text:span>HTML5 Training <text:span text:style-name="T24">to</text:span> the London <text:span text:style-name="T36">Ontario</text:span> office, <text:span text:style-name="T24">in</text:span> prepar<text:span text:style-name="T24">ation</text:span> for work with next generation TV set-top boxes</text:p>
            <text:p text:style-name="P6"/>
            <text:p text:style-name="P6"/>
            <text:h text:style-name="P28" text:outline-level="2"><text:soft-page-break/>Digistump LLC <text:span text:style-name="Default_20_Paragraph_20_Font"><text:span text:style-name="T7">—</text:span></text:span><text:span text:style-name="Default_20_Paragraph_20_Font"><text:span text:style-name="T22"> Consultant</text:span></text:span></text:h>
            <text:h text:style-name="P33" text:outline-level="3">2016</text:h>
            <text:p text:style-name="P7">Added support for the Oak development board/<text:span text:style-name="T28">IOT module </text:span>(ESP 8266) <text:span text:style-name="T28">to the Open Source </text:span>Arduino IDE. <text:span text:style-name="T28">Users are now able to write code using the familiar IDE and target the Oak module. The work generally involved adapting a lot of C code to work with C++, and regular testing with the Arduino IDE to make sure it was working as expected.</text:span></text:p>
            <text:h text:style-name="P27" text:outline-level="2">Hemisphere Games <text:span text:style-name="Default_20_Paragraph_20_Font"><text:span text:style-name="T7">—</text:span></text:span><text:span text:style-name="Default_20_Paragraph_20_Font"><text:span text:style-name="T22"> </text:span></text:span><text:span text:style-name="Default_20_Paragraph_20_Font"><text:span text:style-name="T23">Consultant</text:span></text:span></text:h>
            <text:h text:style-name="P32" text:outline-level="3">2011</text:h>
            <text:p text:style-name="P6"><text:span text:style-name="T32">I p</text:span>orted <text:span text:style-name="T25">the popular game</text:span> “Osmos” to Intel’s AppUp platform.</text:p>
            <text:h text:style-name="Heading_20_2" text:outline-level="2">Ludum Dare, <text:span text:style-name="Default_20_Paragraph_20_Font"><text:span text:style-name="T7">Online —</text:span></text:span><text:span text:style-name="Default_20_Paragraph_20_Font"><text:span text:style-name="T22"> Co-Founder, </text:span></text:span><text:span text:style-name="Default_20_Paragraph_20_Font"><text:span text:style-name="T21">Developer, Caretaker</text:span></text:span></text:h>
            <text:h text:style-name="P31" text:outline-level="3"><text:bookmark text:name="_u4z8c8z75j6g"/>2002 - PRESENT</text:h>
            <text:p text:style-name="P1">The world’s largest Online Game Jam event. <text:a xlink:type="simple" xlink:href="http://www.ludumdare.com/" office:target-frame-name="_top" xlink:show="replace" text:style-name="Internet_20_link" text:visited-style-name="Visited_20_Internet_20_Link"><text:span text:style-name="Default_20_Paragraph_20_Font"><text:span text:style-name="T6">ludumdare.com</text:span></text:span></text:a></text:p>
            <text:p text:style-name="P1">I’m part of the team that <text:span text:style-name="T24">founded</text:span> <text:span text:style-name="T24">the</text:span> event. Originally a hobby we ran together, today I am the sole person responsible for the event. I handle scheduling, manage the servers, <text:span text:style-name="T32">and in general everything about running the event.</text:span><text:line-break/></text:p>
            <text:h text:style-name="P34" text:outline-level="3">2015 - PRESENT</text:h>
            <text:p text:style-name="P4">Summary: I built a social network entirely from scratch <text:span text:style-name="T32">that scales up to</text:span> many thousands of daily active users.</text:p>
            <text:p text:style-name="P3"><text:span text:style-name="T27">Developed</text:span> custom software and toolchain to replace our aging website. Uses JavaScript (ES6), PHP 7, Vagrant, Preact (React), Node, Rollup, GNU Make, and other modern web and development tools. Open source.</text:p>
            <text:h text:style-name="Heading_20_2" text:outline-level="2">Sykhronics Entertainment, <text:span text:style-name="Default_20_Paragraph_20_Font"><text:span text:style-name="T7">London ON — </text:span></text:span><text:span text:style-name="Default_20_Paragraph_20_Font"><text:span text:style-name="T21">Owner</text:span></text:span></text:h>
            <text:h text:style-name="P31" text:outline-level="3"><text:bookmark text:name="_n64fgzu3lwuy"/>2006 - 2015, ON HIATUS</text:h>
            <text:p text:style-name="P1">Small award-winning independent game studio owned and operated by myself. </text:p>
            <text:p text:style-name="P1"><text:span text:style-name="Default_20_Paragraph_20_Font"><text:span text:style-name="T1">Sykhronics Entertainment</text:span></text:span> was a licensed <text:span text:style-name="Default_20_Paragraph_20_Font"><text:span text:style-name="T1">Sony PSP</text:span></text:span>, <text:span text:style-name="Default_20_Paragraph_20_Font"><text:span text:style-name="T1">Nintendo 3DS</text:span></text:span>, <text:span text:style-name="Default_20_Paragraph_20_Font"><text:span text:style-name="T1">Nintendo Wii U</text:span></text:span>, <text:span text:style-name="Default_20_Paragraph_20_Font"><text:span text:style-name="T1">Steam</text:span></text:span>, <text:span text:style-name="Default_20_Paragraph_20_Font"><text:span text:style-name="T1">Apple</text:span></text:span>, and <text:span text:style-name="Default_20_Paragraph_20_Font"><text:span text:style-name="T1">Android</text:span></text:span> developer. Sykhronics also developed and published software for Amazon Kindle, Symbian, Nokia Maemo, Palm webOS, Intel AppUp, Intel MeeGo/Moblin, GameTree.TV, Microsoft Windows Mobile, Microsoft Windows Phone, Blackberry, Tizen, Samsung Bada, Linux, and Microsoft Windows.</text:p>
            <text:p text:style-name="P1">Notable Released Projects:</text:p>
            <text:p text:style-name="P1"><text:span text:style-name="Default_20_Paragraph_20_Font"><text:span text:style-name="T1">Smiles HD</text:span></text:span> (or sometimes “<text:span text:style-name="Default_20_Paragraph_20_Font"><text:span text:style-name="T1">Smiles</text:span></text:span>”) - <text:a xlink:type="simple" xlink:href="http://smileshd.com/" office:target-frame-name="_top" xlink:show="replace" text:style-name="Internet_20_link" text:visited-style-name="Visited_20_Internet_20_Link"><text:span text:style-name="Default_20_Paragraph_20_Font"><text:span text:style-name="T6">smileshd.com</text:span></text:span></text:a> </text:p>
            <text:p text:style-name="P6">Released for multiple platforms. Winner of multiple awards. Finalist in the <text:span text:style-name="Default_20_Paragraph_20_Font"><text:span text:style-name="T1">Independent Games Festival Mobile</text:span></text:span> in 2009.</text:p>
            <text:p text:style-name="Standard"/>
            <text:p text:style-name="Standard"><text:soft-page-break/></text:p>
            <text:h text:style-name="P29" text:outline-level="2">Big Blue Bubble, <text:span text:style-name="Default_20_Paragraph_20_Font"><text:span text:style-name="T7">London ON — </text:span></text:span><text:span text:style-name="Default_20_Paragraph_20_Font"><text:span text:style-name="T21">Technical Director</text:span></text:span></text:h>
            <text:h text:style-name="P31" text:outline-level="3"><text:bookmark text:name="_pncye1jw4psu"/>2004 - 2005, (Contract<text:span text:style-name="T32">or</text:span> in 2010)</text:h>
            <text:p text:style-name="P1"><text:span text:style-name="Default_20_Paragraph_20_Font"><text:span text:style-name="T1">Game Development Studio</text:span></text:span>. I acted as the Technical Director while the company was a startup, advising and assisting the project leads, interviewing candidates, among other things. I also personally lead and developed several projects.</text:p>
            <text:p text:style-name="P1"><text:span text:style-name="Default_20_Paragraph_20_Font"><text:span text:style-name="T1">Atomic Betty</text:span></text:span> - GameBoy Advance - Lead, Engine Programmer<text:line-break/><text:span text:style-name="Default_20_Paragraph_20_Font"><text:span text:style-name="T1">Dragon Tower</text:span></text:span> - J2ME Mobile - Lead Programmer<text:line-break/><text:span text:style-name="Default_20_Paragraph_20_Font"><text:span text:style-name="T1">Mage Knight</text:span></text:span> - Nintendo DS - (Prototype) AI Programmer<text:line-break/><text:span text:style-name="Default_20_Paragraph_20_Font"><text:span text:style-name="T1">Connect 4</text:span></text:span> - Mophun Mobile - Complete Port (J2ME to C)<text:line-break/><text:span text:style-name="Default_20_Paragraph_20_Font"><text:span text:style-name="T1">Barry Bonds Home Run History</text:span></text:span> - Mophun - Complete Rewrite Port</text:p>
            <text:p text:style-name="P1"><text:span text:style-name="Default_20_Paragraph_20_Font"><text:span text:style-name="T1">Porting Contract work in 2010</text:span></text:span> - Ported <text:span text:style-name="Default_20_Paragraph_20_Font"><text:span text:style-name="T2">Thumpies</text:span></text:span> game to Samsung’s Bada platform.</text:p>
            <text:h text:style-name="P30" text:outline-level="2"><text:bookmark text:name="_wj0puh61kxsr"/>Digital Illusions Canada, <text:span text:style-name="Default_20_Paragraph_20_Font"><text:span text:style-name="T7">London ON — </text:span></text:span><text:span text:style-name="Default_20_Paragraph_20_Font"><text:span text:style-name="T21">Senior Programmer</text:span></text:span></text:h>
            <text:h text:style-name="P31" text:outline-level="3"><text:bookmark text:name="_8hk593fs3sag"/>2001 - 2004</text:h>
            <text:p text:style-name="P1"><text:span text:style-name="Default_20_Paragraph_20_Font"><text:span text:style-name="T1">Game Development Studio</text:span></text:span>. Formed after Sandbox Studios was purchased by Digital Illusions. lead one of two teams at the studio doing handheld games. As the resident expert in our handheld division, I supported both teams technically, and established our shared workflow.</text:p>
            <text:p text:style-name="P1"><text:span text:style-name="Default_20_Paragraph_20_Font"><text:span text:style-name="T1">Barbie Gotta Have Games</text:span></text:span> - PlayStation - Tech Lead, Programmer<text:line-break/><text:span text:style-name="Default_20_Paragraph_20_Font"><text:span text:style-name="T1">Polly Pocket</text:span></text:span> - GameBoy Advance - Tech Lead, Programmer<text:line-break/><text:span text:style-name="Default_20_Paragraph_20_Font"><text:span text:style-name="T1">Secret Agent Barbie</text:span></text:span> - GameBoy Advance - Lead, Engine Programmer<text:line-break/><text:span text:style-name="Default_20_Paragraph_20_Font"><text:span text:style-name="T1">Diva Starz: Mall Madness</text:span></text:span> - GameBoy Color - Tech Lead, Programmer<text:line-break/><text:span text:style-name="Default_20_Paragraph_20_Font"><text:span text:style-name="T1">Jump Start: Dino Adventure</text:span></text:span> - GameBoy Color - Lead Programmer</text:p>
            <text:h text:style-name="Heading_20_2" text:outline-level="2"><text:bookmark text:name="_1hxcpsc1hco2"/>Sandbox Studios, <text:span text:style-name="Default_20_Paragraph_20_Font"><text:span text:style-name="T7">London ON</text:span></text:span> <text:span text:style-name="Default_20_Paragraph_20_Font"><text:span text:style-name="T7">— </text:span></text:span><text:span text:style-name="Default_20_Paragraph_20_Font"><text:span text:style-name="T21">Senior Programmer</text:span></text:span></text:h>
            <text:h text:style-name="P31" text:outline-level="3"><text:bookmark text:name="_ybypdmed418m"/>1999 - 2001</text:h>
            <text:p text:style-name="P9"><text:span text:style-name="Default_20_Paragraph_20_Font"><text:span text:style-name="T5">Game Development Studio.</text:span></text:span><text:span text:style-name="Default_20_Paragraph_20_Font"><text:span text:style-name="T14"> </text:span></text:span><text:span text:style-name="Default_20_Paragraph_20_Font"><text:span text:style-name="T17">T</text:span></text:span><text:span text:style-name="Default_20_Paragraph_20_Font"><text:span text:style-name="T14">he first</text:span></text:span><text:span text:style-name="Default_20_Paragraph_20_Font"><text:span text:style-name="T17"> </text:span></text:span><text:span text:style-name="Default_20_Paragraph_20_Font"><text:span text:style-name="T14">employee hired with GameBoy programming experience.</text:span></text:span><text:span text:style-name="Default_20_Paragraph_20_Font"><text:span text:style-name="T15"> </text:span></text:span><text:span text:style-name="Default_20_Paragraph_20_Font"><text:span text:style-name="T17">This lead to us pursuing a variety of projects for the GameBoy family of systems</text:span></text:span><text:span text:style-name="Default_20_Paragraph_20_Font"><text:span text:style-name="T15">. During my time I lead and supported several projects, </text:span></text:span><text:span text:style-name="Default_20_Paragraph_20_Font"><text:span text:style-name="T17">until</text:span></text:span><text:span text:style-name="Default_20_Paragraph_20_Font"><text:span text:style-name="T16"> our acquisition by Digital Illusions.</text:span></text:span></text:p>
            <text:p text:style-name="P1"><text:span text:style-name="Default_20_Paragraph_20_Font"><text:span text:style-name="T1">The Emperor’s New Groove</text:span></text:span> - GameBoy Color - Engine Programmer<text:line-break/><text:span text:style-name="Default_20_Paragraph_20_Font"><text:span text:style-name="T1">Hoyle Card Games</text:span></text:span> - GameBoy Color - Lead Programmer<text:bookmark text:name="_151k7jv4xqyf"/></text:p>
          </table:table-cell>
          <table:table-cell table:style-name="Table1.A1" office:value-type="string">
            <text:h text:style-name="P23" text:outline-level="1"><text:bookmark text:name="_eh3h8k4o2koh"/>TECHNICAL SKILLS</text:h>
            <text:p text:style-name="P14"><text:span text:style-name="T25">Expert with</text:span> Assembly <text:span text:style-name="T24">(x86, ARM, z80)</text:span>, C, C++, <text:span text:style-name="T24">PHP</text:span>, JavaScript, <text:span text:style-name="T35">HTML5,</text:span> <text:span text:style-name="T25">and Bash scripting</text:span></text:p>
            <text:p text:style-name="P14"><text:span text:style-name="T31">Comfortable on </text:span>Linux, Windows, OS<text:span text:style-name="T24">X, FreeBSD, Android, Proprietary Systems, Custom Microcontrollers like Arduino</text:span></text:p>
            <text:p text:style-name="P14"><text:span text:style-name="T26">Both development on and deployment of</text:span> <text:span text:style-name="T26">f</text:span>ull stack <text:span text:style-name="T26">environments like LAMP and LEMP, as well as the development of fully customized stacks including C/C++ stacks with GCC, Clang, and proprietary tools and compilers</text:span></text:p>
            <text:p text:style-name="P14"><text:span text:style-name="T38">Development and deployment of many web technologies. HTML5, JavaScript,</text:span> CSS, <text:span text:style-name="T30">Preact (React), MariaDB/MySQL, Database Clustering (with and without Galera), Redis with Clustering and Sharding, Gluster Data Clustering</text:span></text:p>
            <text:p text:style-name="P16"><text:span text:style-name="T33">Use of real-time</text:span> graphics technologies such as OpenGL, OpenGL ES, <text:span text:style-name="T31">Fixed function and programmable pipelines,</text:span> Fragment and Vertex shader programming<text:line-break/></text:p>
            <text:h text:style-name="P24" text:outline-level="1"><text:span text:style-name="T37">OTHER</text:span> <text:span text:style-name="T37">EXPERIENCE</text:span></text:h>
            <text:p text:style-name="P15"><text:span text:style-name="T34">Many y</text:span>ears of experience running a popular Open Source project, and decades of experience running an Online Community</text:p>
            <text:p text:style-name="P22"><text:span text:style-name="T25">In 2009 I co-authored a</text:span> book “<text:span text:style-name="Default_20_Paragraph_20_Font"><text:span text:style-name="T1">iPhone Games Projects”</text:span></text:span><text:span text:style-name="Default_20_Paragraph_20_Font"><text:span text:style-name="T8">, </text:span></text:span><text:span text:style-name="Default_20_Paragraph_20_Font"><text:span text:style-name="T9">a book of wisdom on programming games for the iPhone </text:span></text:span><text:span text:style-name="Default_20_Paragraph_20_Font"><text:span text:style-name="T10">published by Apress<text:line-break/><text:line-break/></text:span></text:span><text:span text:style-name="Default_20_Paragraph_20_Font"><text:span text:style-name="T20">An original a</text:span></text:span><text:span text:style-name="Default_20_Paragraph_20_Font"><text:span text:style-name="T19">ctive member of Intel’s Innovator program</text:span></text:span></text:p>
            <text:h text:style-name="P25" text:outline-level="1"><text:bookmark text:name="_tuxh7mwdaxox"/><text:soft-page-break/>AWARDS</text:h>
            <text:p text:style-name="P18"><text:span text:style-name="Default_20_Paragraph_20_Font"><text:span text:style-name="T1">GameTree.TV Developer Competition (2011)</text:span></text:span></text:p>
            <text:p text:style-name="P19"><text:span text:style-name="Default_20_Paragraph_20_Font"><text:span text:style-name="T1">Winner: Developers Choice Award</text:span></text:span> for Smiles HD.</text:p>
            <text:p text:style-name="P19"/>
            <text:p text:style-name="P19"><text:span text:style-name="Default_20_Paragraph_20_Font"><text:span text:style-name="T1">Intel Atom Developer Challenge (2010)</text:span></text:span></text:p>
            <text:p text:style-name="P19"><text:span text:style-name="Default_20_Paragraph_20_Font"><text:span text:style-name="T1">Winner: Most Elegant Design Award</text:span></text:span> for Smiles HD.</text:p>
            <text:p text:style-name="P19"/>
            <text:p text:style-name="P19"><text:span text:style-name="Default_20_Paragraph_20_Font"><text:span text:style-name="T1">Bung 3rd Amateur Game Coding Competition (2000)</text:span></text:span></text:p>
            <text:p text:style-name="P19"><text:span text:style-name="Default_20_Paragraph_20_Font"><text:span text:style-name="T1">Neo Geo Pocket 3rd Place</text:span></text:span> for SykoWar.</text:p>
            <text:p text:style-name="P19"/>
            <text:p text:style-name="P19"><text:span text:style-name="Default_20_Paragraph_20_Font"><text:span text:style-name="T1">Bung 2nd Amateur Game Coding Competition (1999)<text:line-break/><text:line-break/>GameBoy Runner Up </text:span></text:span>for Poke Da Mon and Combat Soccer.</text:p>
            <text:h text:style-name="P26" text:outline-level="1"><text:bookmark text:name="_dg0yrjyww9cb"/>NOMINATIONS<text:line-break/></text:h>
            <text:p text:style-name="P19"><text:span text:style-name="Default_20_Paragraph_20_Font"><text:span text:style-name="T1">Independent Games Festival Mobile (2009)</text:span></text:span></text:p>
            <text:p text:style-name="P19"><text:span text:style-name="Default_20_Paragraph_20_Font"><text:span text:style-name="T1">Finalist: Best Mobile Game </text:span></text:span>for Smiles.</text:p>
            <text:p text:style-name="P17"/>
            <text:p text:style-name="P17"><text:span text:style-name="Default_20_Paragraph_20_Font"><text:span text:style-name="T1">Slamdance Film Festival (2006)</text:span></text:span></text:p>
            <text:p text:style-name="P17"><text:span text:style-name="Default_20_Paragraph_20_Font"><text:span text:style-name="T1">Finalist: Popcap’s Casual Game Award</text:span></text:span> for PuffBOMB.</text:p>
            <text:p text:style-name="P17"/>
            <text:h text:style-name="P25" text:outline-level="1"/>
          </table:table-cell>
        </table:table-row>
      </table:table>
      <text:p text:style-name="P1"><text:bookmark text:name="_x8fm1uorkbaw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 style:font-family-generic="swiss" style:font-pitch="variable"/>
    <style:font-face style:name="Caladea" svg:font-family="Caladea" style:font-family-generic="system" style:font-pitch="variable"/>
    <style:font-face style:name="Lato" svg:font-family="Lato" style:font-family-generic="system" style:font-pitch="variable"/>
    <style:font-face style:name="Merriweather" svg:font-family="Merriweather" style:font-family-generic="system" style:font-pitch="variable"/>
    <style:font-face style:name="Open Sans" svg:font-family="'Open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3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Merriweather" fo:font-size="9pt" fo:letter-spacing="normal" fo:language="en" fo:country="US" fo:font-style="normal" style:text-underline-style="none" fo:font-weight="normal" style:letter-kerning="true" style:font-name-asian="Merriweather" style:font-size-asian="9pt" style:language-asian="zh" style:country-asian="CN" style:font-style-asian="normal" style:font-weight-asian="normal" style:font-name-complex="Merriweather" style:font-size-complex="9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left="0cm" fo:margin-right="0.529cm" fo:line-height="130%" fo:text-align="start" style:justify-single-word="false" fo:keep-together="auto" fo:orphans="0" fo:widows="0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Merriweather" fo:font-size="9pt" fo:letter-spacing="normal" fo:language="en" fo:country="US" fo:font-style="normal" style:text-underline-style="none" fo:font-weight="normal" style:letter-kerning="true" fo:background-color="transparent" style:font-name-asian="Merriweather" style:font-size-asian="9pt" style:language-asian="zh" style:country-asian="CN" style:font-style-asian="normal" style:font-weight-asian="normal" style:font-name-complex="Merriweather" style:font-size-complex="9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Caladea" fo:font-family="Caladea" style:font-family-generic="system" style:font-pitch="variable" fo:font-size="14pt" style:font-name-asian="Caladea" style:font-family-asian="Caladea" style:font-family-generic-asian="system" style:font-pitch-asian="variable" style:font-size-asian="14pt" style:font-name-complex="Caladea" style:font-family-complex="Caladea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left="0cm" fo:margin-right="0.6cm" fo:margin-top="0.6cm" fo:margin-bottom="0cm" loext:contextual-spacing="false" fo:line-height="100%" fo:hyphenation-ladder-count="no-limit" fo:text-indent="0cm" style:auto-text-indent="false"/>
      <style:text-properties fo:color="#2079c7" style:font-name="Open Sans" fo:font-family="'Open Sans'" style:font-family-generic="system" style:font-pitch="variable" fo:letter-spacing="0.071cm" fo:font-weight="bold" style:font-name-asian="Open Sans" style:font-family-asian="'Open Sans'" style:font-family-generic-asian="system" style:font-pitch-asian="variable" style:font-weight-asian="bold" style:font-name-complex="Open Sans" style:font-family-complex="'Open Sans'" style:font-family-generic-complex="system" style:font-pitch-complex="variable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564cm" fo:margin-bottom="0cm" loext:contextual-spacing="false" fo:line-height="100%" fo:keep-together="always" fo:hyphenation-ladder-count="no-limit" fo:keep-with-next="always"/>
      <style:text-properties fo:color="#000000" fo:font-size="11pt" fo:font-weight="bold" style:font-size-asian="11pt" style:font-weight-asian="bold" style:font-size-complex="11pt" fo:hyphenate="false"/>
    </style:style>
    <style:style style:name="Heading_20_3" style:display-name="Heading 3" style:family="paragraph" style:parent-style-name="Normal" style:next-style-name="Standard" style:default-outline-level="3" style:class="text">
      <loext:graphic-properties draw:fill="solid" draw:fill-color="#cfe7f5" draw:opacity="100%"/>
      <style:paragraph-properties fo:margin-top="0.101cm" fo:margin-bottom="0.101cm" loext:contextual-spacing="false" fo:line-height="100%" fo:keep-together="always" fo:hyphenation-ladder-count="no-limit" fo:background-color="#cfe7f5" fo:keep-with-next="always"/>
      <style:text-properties style:font-name="Open Sans" fo:font-family="'Open Sans'" style:font-family-generic="system" style:font-pitch="variable" fo:font-size="8pt" fo:letter-spacing="0.071cm" fo:font-weight="bold" style:font-name-asian="Open Sans" style:font-family-asian="'Open Sans'" style:font-family-generic-asian="system" style:font-pitch-asian="variable" style:font-size-asian="8pt" style:font-weight-asian="bold" style:font-name-complex="Open Sans" style:font-family-complex="'Open Sans'" style:font-family-generic-complex="system" style:font-pitch-complex="variable" style:font-size-complex="8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82cm" fo:margin-bottom="0cm" loext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282cm" fo:margin-bottom="0cm" loext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282cm" fo:margin-bottom="0cm" loext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1pt" fo:font-style="italic" style:font-name-asian="Trebuchet MS" style:font-family-asian="'Trebuchet MS'" style:font-family-generic-asian="swiss" style:font-pitch-asian="variable" style:font-size-asian="11pt" style:font-style-asian="italic" style:font-name-complex="Trebuchet MS" style:font-family-complex="'Trebuchet MS'" style:font-family-generic-complex="swiss" style:font-pitch-complex="variable" style:font-size-complex="11pt" fo:hyphenate="false"/>
    </style:style>
    <style:style style:name="Normal" style:family="paragraph">
      <style:paragraph-properties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itle" style:family="paragraph" style:parent-style-name="Normal" style:next-style-name="Standard" style:class="chapter">
      <style:paragraph-properties fo:margin-top="0cm" fo:margin-bottom="0.212cm" loext:contextual-spacing="false" fo:line-height="100%" fo:hyphenation-ladder-count="no-limit"/>
      <style:text-properties fo:color="#000000" fo:font-size="36pt" fo:letter-spacing="0.071cm" fo:font-weight="bold" style:font-size-asian="36pt" style:font-weight-asian="bold" style:font-size-complex="36pt" fo:hyphenate="false"/>
    </style:style>
    <style:style style:name="Subtitle" style:family="paragraph" style:parent-style-name="Normal" style:next-style-name="Standard" style:class="chapter">
      <style:paragraph-properties fo:line-height="115%" fo:hyphenation-ladder-count="no-limit"/>
      <style:text-properties fo:color="#000000" style:font-name="Open Sans" fo:font-family="'Open Sans'" style:font-family-generic="system" style:font-pitch="variable" style:font-name-asian="Open Sans" style:font-family-asian="'Open Sans'" style:font-family-generic-asian="system" style:font-pitch-asian="variable" style:font-name-complex="Open Sans" style:font-family-complex="'Open Sans'" style:font-family-generic-complex="system" style:font-pitch-complex="variable" fo:hyphenate="false"/>
    </style:style>
    <style:style style:name="Footer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12cm" fo:margin-bottom="0cm" loext:contextual-spacing="false"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1.522cm" fo:margin-right="1.52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25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Richard Work</meta:initial-creator>
    <meta:creation-date>2019-09-18T14:33:00Z</meta:creation-date>
    <dc:date>2019-09-22T22:42:23.102672654</dc:date>
    <meta:print-date>2019-09-22T22:00:27.841414257</meta:print-date>
    <meta:editing-cycles>28</meta:editing-cycles>
    <meta:editing-duration>PT1H27M20S</meta:editing-duration>
    <meta:document-statistic meta:table-count="1" meta:image-count="0" meta:object-count="0" meta:page-count="3" meta:paragraph-count="74" meta:word-count="1143" meta:character-count="7272" meta:non-whitespace-character-count="6187"/>
    <meta:template xlink:type="simple" xlink:actuate="onRequest" xlink:title="" xlink:href="../Resume-MikeKasprzak-Modified.odt/Normal.dotm"/>
  </office:meta>
</office:document-meta>
</file>